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e29c1"/>
    </style:style>
    <style:style style:name="P2" style:family="paragraph" style:parent-style-name="Standard">
      <style:paragraph-properties fo:text-align="center" style:justify-single-word="false"/>
      <style:text-properties officeooo:paragraph-rsid="000e29c1"/>
    </style:style>
    <style:style style:name="P3" style:family="paragraph" style:parent-style-name="Standard">
      <style:paragraph-properties fo:text-align="center" style:justify-single-word="false"/>
      <style:text-properties officeooo:rsid="000e29c1" officeooo:paragraph-rsid="000e29c1"/>
    </style:style>
    <style:style style:name="P4" style:family="paragraph" style:parent-style-name="Standard">
      <style:paragraph-properties fo:text-align="center" style:justify-single-word="false"/>
      <style:text-properties officeooo:rsid="000e29c1" officeooo:paragraph-rsid="000f0f9d"/>
    </style:style>
    <style:style style:name="P5" style:family="paragraph" style:parent-style-name="Standard">
      <style:text-properties officeooo:rsid="000e29c1" officeooo:paragraph-rsid="000e29c1"/>
    </style:style>
    <style:style style:name="P6" style:family="paragraph" style:parent-style-name="Standard">
      <style:text-properties officeooo:rsid="00115d56" officeooo:paragraph-rsid="0014f0b2"/>
    </style:style>
    <style:style style:name="P7" style:family="paragraph" style:parent-style-name="Standard">
      <style:text-properties officeooo:rsid="0014f0b2" officeooo:paragraph-rsid="0014f0b2"/>
    </style:style>
    <style:style style:name="P8" style:family="paragraph" style:parent-style-name="Standard">
      <style:text-properties officeooo:rsid="001670db" officeooo:paragraph-rsid="0014f0b2"/>
    </style:style>
    <style:style style:name="P9" style:family="paragraph" style:parent-style-name="Standard">
      <style:text-properties officeooo:rsid="001670db" officeooo:paragraph-rsid="001670db"/>
    </style:style>
    <style:style style:name="P10" style:family="paragraph" style:parent-style-name="Text_20_body">
      <style:text-properties officeooo:rsid="000f0f9d" officeooo:paragraph-rsid="000f0f9d"/>
    </style:style>
    <style:style style:name="P11" style:family="paragraph" style:parent-style-name="Standard" style:list-style-name="L1">
      <style:text-properties officeooo:rsid="000e29c1" officeooo:paragraph-rsid="000e29c1"/>
    </style:style>
    <style:style style:name="P12" style:family="paragraph" style:parent-style-name="Standard" style:list-style-name="L3">
      <style:text-properties officeooo:rsid="000e29c1" officeooo:paragraph-rsid="000e29c1"/>
    </style:style>
    <style:style style:name="P13" style:family="paragraph" style:parent-style-name="Standard" style:list-style-name="L2">
      <style:text-properties officeooo:paragraph-rsid="000e29c1"/>
    </style:style>
    <style:style style:name="P14" style:family="paragraph" style:parent-style-name="Standard" style:list-style-name="L3">
      <style:text-properties officeooo:paragraph-rsid="000f0f9d"/>
    </style:style>
    <style:style style:name="P15" style:family="paragraph" style:parent-style-name="Standard" style:list-style-name="L3">
      <style:text-properties officeooo:rsid="000f0f9d" officeooo:paragraph-rsid="000f0f9d"/>
    </style:style>
    <style:style style:name="P16" style:family="paragraph" style:parent-style-name="Text_20_body" style:list-style-name="L4">
      <style:text-properties officeooo:paragraph-rsid="000f0f9d"/>
    </style:style>
    <style:style style:name="P17" style:family="paragraph" style:parent-style-name="Text_20_body" style:list-style-name="L4">
      <style:text-properties officeooo:rsid="000f0f9d" officeooo:paragraph-rsid="000f0f9d"/>
    </style:style>
    <style:style style:name="P18" style:family="paragraph" style:parent-style-name="Text_20_body" style:list-style-name="L4">
      <style:text-properties officeooo:rsid="0017fb66" officeooo:paragraph-rsid="0017fb66"/>
    </style:style>
    <style:style style:name="P19" style:family="paragraph" style:parent-style-name="Text_20_body" style:list-style-name="L4">
      <style:text-properties officeooo:rsid="0014f0b2" officeooo:paragraph-rsid="0014f0b2"/>
    </style:style>
    <style:style style:name="P20" style:family="paragraph" style:parent-style-name="Heading_20_1">
      <style:text-properties officeooo:rsid="000e29c1"/>
    </style:style>
    <style:style style:name="P21" style:family="paragraph" style:parent-style-name="Heading_20_2">
      <style:text-properties officeooo:rsid="000e29c1"/>
    </style:style>
    <style:style style:name="P22" style:family="paragraph" style:parent-style-name="Heading_20_2">
      <style:text-properties officeooo:rsid="000f0f9d"/>
    </style:style>
    <style:style style:name="P23" style:family="paragraph" style:parent-style-name="Heading_20_2">
      <style:text-properties officeooo:rsid="000f0f9d" officeooo:paragraph-rsid="000f0f9d"/>
    </style:style>
    <style:style style:name="T1" style:family="text">
      <style:text-properties officeooo:rsid="000e29c1"/>
    </style:style>
    <style:style style:name="T2" style:family="text">
      <style:text-properties officeooo:rsid="000f0f9d"/>
    </style:style>
    <style:style style:name="T3" style:family="text">
      <style:text-properties officeooo:rsid="00105bcb"/>
    </style:style>
    <style:style style:name="T4" style:family="text">
      <style:text-properties officeooo:rsid="00115d56"/>
    </style:style>
    <style:style style:name="T5" style:family="text">
      <style:text-properties officeooo:rsid="00125b82"/>
    </style:style>
    <style:style style:name="T6" style:family="text">
      <style:text-properties officeooo:rsid="0013208f"/>
    </style:style>
    <style:style style:name="T7" style:family="text">
      <style:text-properties officeooo:rsid="0014f0b2"/>
    </style:style>
    <style:style style:name="T8" style:family="text">
      <style:text-properties officeooo:rsid="001670db"/>
    </style:style>
    <style:style style:name="T9" style:family="text">
      <style:text-properties officeooo:rsid="0018190b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istemas de Búsqueda y Razonamiento II</text:p>
      <text:p text:style-name="P2"><text:span text:style-name="T1">M.S. Humberto Hernandez </text:span><text:span text:style-name="T6">Torres</text:span></text:p>
      <text:p text:style-name="P4">Proyecto mitad de curso</text:p>
      <text:p text:style-name="P5"/>
      <text:h text:style-name="P20" text:outline-level="1">Generador de Crucigramas</text:h>
      <text:h text:style-name="P21" text:outline-level="2">Entrada:</text:h>
      <text:list xml:id="list1542067768" text:style-name="L1">
        <text:list-item>
          <text:p text:style-name="P11">Una lista de palabras. </text:p>
        </text:list-item>
      </text:list>
      <text:h text:style-name="P21" text:outline-level="2">Salida:</text:h>
      <text:list xml:id="list943649963" text:style-name="L2">
        <text:list-item>
          <text:p text:style-name="P13"><text:span text:style-name="T4">Desplegar en la consola, u</text:span><text:span text:style-name="T1">n crucigrama </text:span><text:span text:style-name="T2">que contenga todas las palabras en la l</text:span><text:span text:style-name="T4">ista.</text:span></text:p>
        </text:list-item>
      </text:list>
      <text:p text:style-name="P5"/>
      <text:p text:style-name="P1"><text:span text:style-name="T1">El problema puede tener muchas soluciones. El criterio para evaluar la mejor </text:span><text:span text:style-name="T2">solución</text:span><text:span text:style-name="T1"> es aquel que ocupe la menor área rectangular sobre una cuadricula. <text:s/>Es decir si el crucigrama tiene 10 columnas de ancho y 12 </text:span><text:span text:style-name="T9">renglones</text:span><text:span text:style-name="T1"> de alto, entonces su área es de 120. Se considera que es mejor un crucigrama con área=120 que uno con área=125. <text:s/>Todas las palabras tienen que estar conectadas entres si. Es decir, no puede haber grupos </text:span><text:span text:style-name="T4">aislados </text:span><text:span text:style-name="T1">de palabras que no estén conectados.</text:span></text:p>
      <text:p text:style-name="P5"/>
      <text:p text:style-name="P7">El código fuente deberá ser hecho en Java.</text:p>
      <text:p text:style-name="P8"/>
      <text:p text:style-name="P6"><text:span text:style-name="T7">Si hay palabras </text:span><text:span text:style-name="T8">o grupos de palabras</text:span><text:span text:style-name="T7"> </text:span><text:span text:style-name="T8">en las que no hay manera de conectarlas se considera que el problema no tiene solución.</text:span></text:p>
      <text:p text:style-name="P7"/>
      <text:p text:style-name="P9">Dos palabras no pueden compartir mas de una letra.</text:p>
      <text:h text:style-name="P21" text:outline-level="2">Criterios de evaluación:</text:h>
      <text:list xml:id="list380024611" text:style-name="L3">
        <text:list-item>
          <text:p text:style-name="P12">Funciona correctamente.</text:p>
        </text:list-item>
        <text:list-item>
          <text:p text:style-name="P15">La calidad del código fuente. Legibilidad, coherencia, etc.</text:p>
        </text:list-item>
        <text:list-item>
          <text:p text:style-name="P14"><text:span text:style-name="T5">T</text:span><text:span text:style-name="T2">iempo </text:span><text:span text:style-name="T5">de ejecución para</text:span><text:span text:style-name="T2"> calcular la solución.</text:span></text:p>
        </text:list-item>
        <text:list-item>
          <text:p text:style-name="P15">Que tan pequeña es el área de la solución calculada.</text:p>
        </text:list-item>
      </text:list>
      <text:h text:style-name="P22" text:outline-level="2">Entregables:</text:h>
      <text:list xml:id="list639123088" text:style-name="L4">
        <text:list-item>
          <text:p text:style-name="P17">Código fuente en github.</text:p>
        </text:list-item>
        <text:list-item>
          <text:p text:style-name="P16"><text:span text:style-name="T2">Documento en formato pdf explicando brevemente el enfoque de la </text:span><text:span text:style-name="T3">solución.</text:span></text:p>
          <text:list>
            <text:list-item>
              <text:p text:style-name="P18">Comentar en los siguientes aspectos de el algoritmo usad. Completitud, <text:s/>complejidad en tiempo, complejidad en espacio, optimalidad.</text:p>
            </text:list-item>
          </text:list>
        </text:list-item>
        <text:list-item>
          <text:p text:style-name="P19">Ejecutable.</text:p>
        </text:list-item>
      </text:list>
      <text:h text:style-name="P23" text:outline-level="2">Fecha <text:span text:style-name="T9">limite </text:span>de entrega:</text:h>
      <text:p text:style-name="P10"><text:tab/>9 de Junio del 2011 <text:span text:style-name="T9">a las 6:00pm</text:span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umberto Hernandez</meta:initial-creator>
    <meta:creation-date>2011-05-06T11:06:56</meta:creation-date>
    <dc:date>2011-05-12T16:32:00</dc:date>
    <dc:creator>Humberto Hernandez</dc:creator>
    <meta:editing-duration>PT04H59M19S</meta:editing-duration>
    <meta:editing-cycles>9</meta:editing-cycles>
    <meta:generator>OpenOffice.org/3.2$Linux OpenOffice.org_project/320m19$Build-9505</meta:generator>
    <meta:document-statistic meta:table-count="0" meta:image-count="0" meta:object-count="0" meta:page-count="1" meta:paragraph-count="24" meta:word-count="243" meta:character-count="1444"/>
  </office:meta>
</office:document-meta>
</file>